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38918"/>
    </style:style>
    <style:style style:name="T1" style:family="text">
      <style:text-properties officeooo:rsid="000f41be"/>
    </style:style>
    <style:style style:name="T2" style:family="text">
      <style:text-properties officeooo:rsid="00100c52"/>
    </style:style>
    <style:style style:name="T3" style:family="text">
      <style:text-properties officeooo:rsid="0011b53b"/>
    </style:style>
    <style:style style:name="T4" style:family="text">
      <style:text-properties officeooo:rsid="0013002f"/>
    </style:style>
    <style:style style:name="T5" style:family="text">
      <style:text-properties officeooo:rsid="00133f51"/>
    </style:style>
    <style:style style:name="T6" style:family="text">
      <style:text-properties officeooo:rsid="00138918"/>
    </style:style>
    <style:style style:name="T7" style:family="text">
      <style:text-properties officeooo:rsid="0013ca76"/>
    </style:style>
    <style:style style:name="T8" style:family="text">
      <style:text-properties officeooo:rsid="0014dc88"/>
    </style:style>
    <style:style style:name="T9" style:family="text">
      <style:text-properties officeooo:rsid="0015bc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 the Potentials of extending Conventional Measurement Tools for Network Deployments using ALTO</text:h>
      <text:p text:style-name="Standard"/>
      <text:p text:style-name="P1">Nowadays it is a common practice for Internet Service Providers (ISPs) to hide their network topology and configuration. It defines the core product of the ISP and is part of the strategical advantage over the competition. The reasons behind it is that it can be used to refine malicious attacks on the network or reveal the operators business strategy. <text:s/>However this knowledge of an ISP can also be used to benefit its users and partners. For example, it can be used to discover network inefficiencies, improve Internet applications, geolocation and shorten connection paths.</text:p>
      <text:p text:style-name="P1">The aim of this Thesis is to explore the possibilities of using an application layer traffic optimization (ALTO) server as a source of information for Internet measurement purposes. ALTO is a protocol designed by the IETF to exchange network related information between a client server to increase the efficiency of the network utilization. The data for which an ALTO server can be queried is basic traffic optimization information that depending on the configuration can be a direct representation or a abstract (aggregated) view of the topology of an ISP. This will allow ALTO clients to <text:span text:style-name="T1">concider</text:span> <text:span text:style-name="T1">the network distance to a server</text:span> <text:span text:style-name="T1">when multiple options are present </text:span><text:span text:style-name="T2">and a selection has to be made</text:span>.</text:p>
      <text:p text:style-name="P3"><text:span text:style-name="T4">It is not defined, in the</text:span><text:span text:style-name="T3"> ALTO </text:span><text:span text:style-name="T4">paper, how exactly a server collects its network information, thus it is </text:span><text:span text:style-name="T5">out of the scope of </text:span><text:span text:style-name="T4">this work. For </text:span><text:span text:style-name="T5">simplicity reasons we assume</text:span><text:span text:style-name="T4"> an</text:span> ALTO server <text:span text:style-name="T5">to </text:span>collect <text:span text:style-name="T2">data about its deployment network through interfaces to the </text:span><text:span text:style-name="T5">network </text:span><text:span text:style-name="T2">and </text:span>builds its view of the network topology <text:span text:style-name="T5">based upon the actual topology</text:span>. <text:span text:style-name="T5">It also provides an interface </text:span>that allows reading out of provider defined identifiers (PID) which are an abstract view of the network. The PID is a<text:span text:style-name="T5">n</text:span> aggregation of routers and can include from one to all nodes in the network. </text:p>
      <text:p text:style-name="P3"><text:span text:style-name="T6">In order to</text:span> determine if an ALTO server delivers usable information that extends data collected and measured with Rocketfuel, different abstraction levels and hidden network node percentages have to be considered. To estimate an useful abstraction level, I am writing a framework <text:span text:style-name="T8">for</text:span> create<text:span text:style-name="T8">ing</text:span> two views of the “known truth” i.e. <text:span text:style-name="T7">the</text:span> network layout. The views will be an ALTO view and a view created using the Rocketfuel measurement technique. In the end the results will be used for comparison and merged in effort to reveal additional nodes or edges. </text:p>
      <text:p text:style-name="P1">Through the use of parameters that model the “star-inference” (hidden network nodes) found in Internet measurement today <text:span text:style-name="T9">I</text:span> am creating a scenario where a certain percentage of the networks infrastructure appears hidden <text:s/>to determine if and at what abstraction level an ALTO can provide data towards revealing hidden infrastructure.</text:p>
      <text:p text:style-name="P1">The research will be conducted upon multiple different network topologies, three generic and <text:s/>operational. For the set of topologies I have designed different test scenarios which are made up of multiple cases. The scenarios represent each a different amount of nodes hidden in a defined range. The cases that make up a scenario are the different aggregation levels of the ALTO server.</text:p>
      <text:p text:style-name="P1">To evaluate my results I'm going to use the parameters edge- and node count from the different/merged views.</text:p>
      <text:p text:style-name="P1">In my results I am expected to find an estimate at what percentage of hidden nodes to PID aggregation level, an ALTO server can deliver data that augments data collected via Rocketfuel measurement technique. However I believe that I will find this level to be an unrealistic configuration should an ALTO server get deplo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electa </meta:initial-creator>
    <meta:creation-date>2014-04-11T13:00:00</meta:creation-date>
    <dc:date>2014-05-20T17:06:17</dc:date>
    <dc:creator>i-selecta </dc:creator>
    <meta:editing-duration>PT18H54M45S</meta:editing-duration>
    <meta:editing-cycles>50</meta:editing-cycles>
    <meta:generator>LibreOffice/3.6$Linux_X86_64 LibreOffice_project/360m1$Build-2</meta:generator>
    <meta:document-statistic meta:table-count="0" meta:image-count="0" meta:object-count="0" meta:page-count="1" meta:paragraph-count="9" meta:word-count="592" meta:character-count="3634" meta:non-whitespace-character-count="3046"/>
  </office:meta>
</office:document-meta>
</file>